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6"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8"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19" style:family="paragraph" style:parent-style-name="Standard">
      <style:paragraph-properties fo:break-before="page"/>
      <style:text-properties style:font-name="Calibri"/>
    </style:style>
    <style:style style:name="P20"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22"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3"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4pt" fo:letter-spacing="normal" fo:language="de" fo:country="DE" fo:font-style="normal" style:text-underline-style="none" fo:font-weight="bold" style:font-name-asian="Minion Pro" style:font-size-asian="14pt" style:font-style-asian="normal" style:font-weight-asian="bold" style:font-name-complex="Minion Pro" style:font-size-complex="14pt" style:font-style-complex="normal" style:font-weight-complex="bold" style:text-emphasize="none" style:text-scale="100%"/>
    </style:style>
    <style:style style:name="P24"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5" style:family="paragraph" style:parent-style-name="_5b_Einf._20_Abs._5d_">
      <style:paragraph-properties style:text-autospace="none"/>
      <style:text-properties style:font-name="Calibri" fo:font-weight="normal" style:font-weight-asian="normal" style:font-weight-complex="normal"/>
    </style:style>
    <style:style style:name="P26"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7"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9"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30"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31"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32" style:family="paragraph" style:parent-style-name="_5b_Einf._20_Abs._5d_">
      <style:paragraph-properties style:text-autospace="non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33"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style:font-name="Calibri" fo:font-weight="normal" style:font-weight-asian="normal" style:font-weight-complex="normal"/>
    </style:style>
    <style:style style:name="P34"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3"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4" style:family="text">
      <style:text-properties fo:font-variant="normal" fo:text-transform="none" fo:color="#000000" style:text-line-through-style="none" style:text-position="0% 100%" fo:font-size="14pt" fo:letter-spacing="normal" fo:language="de" fo:country="DE" fo:font-style="normal" style:text-underline-style="none" style:font-name-asian="Minion Pro" style:font-size-asian="14pt" style:font-style-asian="normal" style:font-name-complex="Minion Pro" style:font-size-complex="14pt" style:font-style-complex="normal" style:text-emphasize="none" style:text-scale="100%"/>
    </style:style>
    <style:style style:name="T15" style:family="text">
      <style:text-properties fo:font-variant="normal" fo:text-transform="none" fo:color="#000000" style:text-line-through-style="none" style:text-position="0% 100%" fo:letter-spacing="normal" fo:language="de" fo:country="DE" fo:font-style="normal" style:text-underline-style="none" style:font-name-asian="Minion Pro" style:font-style-asian="normal" style:font-name-complex="Minion Pro" style:font-style-complex="normal" style:text-emphasize="none" style:text-scale="100%"/>
    </style:style>
    <style:style style:name="T16" style:family="text">
      <style:text-properties fo:font-variant="normal" fo:text-transform="none" fo:color="#000000" style:text-line-through-style="none" style:text-position="0% 100%" fo:letter-spacing="normal" fo:language="de" fo:country="DE" fo:font-style="normal" style:text-underline-style="none" fo:font-weight="normal" style:font-name-asian="Minion Pro" style:font-style-asian="normal" style:font-weight-asian="normal" style:font-name-complex="Minion Pro" style:font-style-complex="normal" style:font-weight-complex="normal" style:text-emphasize="none" style:text-scale="100%"/>
    </style:style>
    <style:style style:name="T17" style:family="text">
      <style:text-properties fo:font-variant="normal" fo:text-transform="none" fo:color="#000000" fo:font-size="14pt" fo:letter-spacing="normal" fo:font-style="normal" style:font-size-asian="14pt" style:font-size-complex="14pt"/>
    </style:style>
    <style:style style:name="T18"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9"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20" style:family="text">
      <style:text-properties style:font-name="Calibri" fo:font-size="12pt" fo:font-weight="normal" style:font-size-asian="12pt" style:font-weight-asian="normal" style:font-size-complex="12pt" style:font-weight-complex="normal"/>
    </style:style>
    <style:style style:name="T21" style:family="text">
      <style:text-properties fo:font-size="30pt" fo:font-weight="bold" style:font-size-asian="30pt" style:font-weight-asian="bold" style:font-size-complex="30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1">Hochschule für Künste - Bremen</text:span><text:span text:style-name="T22"><text:line-break/></text:span></text:p>
      <text:p text:style-name="P26"><text:span text:style-name="T23"><text:line-break/>Studiengang “Digitale Medien“<text:line-break/>(SpellShot):<text:line-break/><text:line-break/></text:span><text:span text:style-name="T22">Experimente zur Motorik und Intuitivität innerhalb der Virtual Reality</text:span></text:p>
      <text:p text:style-name="P29"/>
      <text:p text:style-name="P29"/>
      <text:p text:style-name="P29"/>
      <text:p text:style-name="P29"/>
      <text:p text:style-name="P30">Bachelorarbeit</text:p>
      <text:p text:style-name="P29"/>
      <text:p text:style-name="P26"><text:span text:style-name="T23">Zur Erlangung des akademischen Grades eines</text:span><text:span text:style-name="T22"><text:line-break/><text:line-break/></text:span><text:span text:style-name="T21">Bachelor of Arts</text:span><text:span text:style-name="T22"><text:line-break/><text:line-break/></text:span><text:span text:style-name="T23">vorgelegt von:<text:line-break/><text:line-break/>Finn Lichtenberg<text:line-break/></text:span></text:p>
      <text:p text:style-name="P30"/>
      <text:p text:style-name="P30"/>
      <text:p text:style-name="P30"><text:tab/></text:p>
      <text:p text:style-name="P31">Bearbeitungszeit: vom 13.10.22 bis 14.02.23<text:line-break/><text:line-break/>Betreuer:<text:tab/>Nuri Ovüc und Udo Frese</text:p>
      <text:p text:style-name="P6"/>
      <text:p text:style-name="P19"><text:span text:style-name="T2">Inhaltsverzeichnis</text:span><text:line-break/><text:line-break/><text:span text:style-name="T1">1.<text:tab/>Einleitung</text:span></text:p>
      <text:p text:style-name="P4"/>
      <text:p text:style-name="P3">1.1<text:tab/>Definition von Virtual Reality (VR)</text:p>
      <text:p text:style-name="P3">1.2<text:tab/>Ziele und Fragestellung der Arbeit</text:p>
      <text:p text:style-name="P3"/>
      <text:p text:style-name="P4">2.<text:tab/>Stand ähnlicher Anwendungen</text:p>
      <text:p text:style-name="P3"/>
      <text:p text:style-name="P3">2.1<text:tab/>Überblick über aktuelle VR-Anwendungen mit ähnlichen Interaktionen</text:p>
      <text:p text:style-name="P3">2.2<text:tab/>Beschreibung der Ausführung relevanter Interaktionen</text:p>
      <text:p text:style-name="P3"/>
      <text:p text:style-name="P4">3.<text:tab/>Umsetzung des Projektes: SpellShot</text:p>
      <text:p text:style-name="P3"/>
      <text:p text:style-name="P3">3.1<text:tab/>Beschreibung der verwendeten Benutzer Testmethode (RITE)</text:p>
      <text:p text:style-name="P3">3.2<text:tab/>Idee und Konzept<text:line-break/>3.3<text:tab/>Beschreibung und Umsetzung der Interaktionen</text:p>
      <text:p text:style-name="P3">3.4<text:tab/>Realisierung und Making-of</text:p>
      <text:p text:style-name="P3"/>
      <text:p text:style-name="P4">4.<text:tab/>Fazit und Ausblick</text:p>
      <text:p text:style-name="P4"/>
      <text:p text:style-name="P3">4.1<text:tab/>Darstellung und Analyse der gewonnenen Daten</text:p>
      <text:p text:style-name="P3">4.2<text:tab/>Diskussion der Ergebnisse im Hinblick auf die Fragestellung der Arbeit</text:p>
      <text:p text:style-name="P3">4.3<text:tab/>Zusammenfassung der wichtigsten Erkenntnisse und Implikationen der Arbeit</text:p>
      <text:p text:style-name="P3">4.4<text:tab/>Perspektiven für zukünftige Erweiterung der Anwendung</text:p>
      <text:p text:style-name="P3"/>
      <text:p text:style-name="P4">6.<text:tab/>Anhang</text:p>
      <text:p text:style-name="P3"/>
      <text:p text:style-name="P3">6.1<text:tab/>Abbildungsverzeichnis</text:p>
      <text:p text:style-name="P3">6.2<text:tab/>Literaturverzeichnis</text:p>
      <text:p text:style-name="P20">1.Einleitung</text:p>
      <text:p text:style-name="P4"/>
      <text:p text:style-name="P6">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20">Stand ähnlicher Anwendungen</text:p>
      <text:p text:style-name="P7"/>
      <text:p text:style-name="P8">2.1<text:tab/>Überblick über aktuelle VR-Anwendungen mit ähnlichen Interaktionen</text:p>
      <text:p text:style-name="P10"><text:line-break/>The Lab</text:p>
      <text:p text:style-name="P10"/>
      <text:p text:style-name="P12">„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12"/>
      <text:p text:style-name="P10"/>
      <text:p text:style-name="P10">The Elder Scrolls V: Skyrim VR</text:p>
      <text:p text:style-name="P10"/>
      <text:p text:style-name="P12">„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12"/>
      <text:p text:style-name="P12">In dieser Anwendung muss der Bogen nicht gespannt werden, da der Pfeil immer mit der gleichen Geschwindigkeit fliegt. Dadurch lässt sich der Bogen durch das einmalige in Position bringen der Hand, welche den Pfeil trägt mehrfach abfeuern.</text:p>
      <text:p text:style-name="P10"/>
      <text:p text:style-name="P10">SACRALITH : The Archer`s Tale</text:p>
      <text:p text:style-name="P10"/>
      <text:p text:style-name="P12">„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10"/>
      <text:p text:style-name="P10"/>
      <text:p text:style-name="P10">Blade and Sorcery</text:p>
      <text:p text:style-name="P10"/>
      <text:p text:style-name="P12">„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10"/>
      <text:p text:style-name="P10"/>
      <text:p text:style-name="P8">2.2<text:tab/>Beschreibung der Ausführung relevanter Interaktionen</text:p>
      <text:p text:style-name="P20">Umsetzung des Projektes: SpellShot</text:p>
      <text:p text:style-name="P11"/>
      <text:p text:style-name="P8">3.1<text:tab/>Beschreibung der verwendeten Benutzer Testmethode (RITE)</text:p>
      <text:p text:style-name="P10"/>
      <text:p text:style-name="P2"><text:span text:style-name="T20">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16"/>
      <text:p text:style-name="P5"><text:span text:style-name="T17">3.2<text:tab/>Idee und Konzept</text:span><text:span text:style-name="T11"><text:line-break/><text:line-break/></text:span><text:span text:style-name="T12">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17"><text:line-break/></text:p>
      <text:p text:style-name="P21"><text:span text:style-name="T13">Spielelemente<text:line-break/></text:span><text:span text:style-name="T12"><text:line-break/>Jedes Spielelement besitzt eine Erkennungsfarbe, also eine Farbe die anhand des Zielstahles welcher beim spannen des <text:s/>Bogens ensteht angeizeigt wird, um die Bedeutung des Zielen für die spielende Person zu definieren. </text:span></text:p>
      <text:p text:style-name="P28"/>
      <text:p text:style-name="P27"><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27"/>
      <text:p text:style-name="P27">Da diese Elemente keine „Bedrohung“ für die spielende Person darstellen haben sie die Erkennungsfarbe</text:p>
      <text:p text:style-name="P27">grün.<text:span text:style-name="T1"><text:line-break/></text:span></text:p>
      <text:p text:style-name="P27"><text:span text:style-name="T1">Plattformen<text:line-break/></text:span>Diese dienen dazu, das die spielende Person, wenn sie eine davon mit einem Pfeil trifft, sich fortbewegen kann. Sie werden an bestimmten Orten innerhalb einer Welt platziert.</text:p>
      <text:p text:style-name="P27"/>
      <text:p text:style-name="P27">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25"><text:span text:style-name="T18">Da diese Objekte keine Bedrohung darstellen, aber als Ziel ausgewählt und die spielende Person teilweise manipulieren konnen besitzen sie die Erkennungsfarbe gelb bzw. orange.<text:line-break/><text:line-break/></text:span><text:span text:style-name="T19">Gegner<text:line-break/></text:span><text:span text:style-name="T18">Diese greifen die spielende Person an und stellen eine Bedrohung dar, da sie Schaden verursachen.<text:line-break/>Daher <text:s/>besitzen die die Erkennungsfarbe rot.</text:span></text:p>
      <text:p text:style-name="P17"><text:line-break/></text:p>
      <text:p text:style-name="P21"><text:span text:style-name="T14">3.3<text:tab/>Beschreibung und Umsetzung der Interaktionen</text:span><text:span text:style-name="T13"><text:line-break/><text:line-break/>1. Bewegung des Körpers<text:line-break/></text:span><text:span text:style-name="T12">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3">2. Bewegung der Hände (Bogenspannen)<text:line-break/></text:span><text:span text:style-name="T12">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27"/>
      <text:p text:style-name="P33"><text:span text:style-name="T19">3. Bewegung der Hände (Schießen)</text:span><text:span text:style-name="T18"><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Gravitationskurve mit Hilfe seiner Form, sondern auch was genau getroffen wird anhand seiner Farbe.<text:line-break/>Jedes Spielelement hat eine Bestimmte Funktion, welche so ausgeführt werden kann. <text:line-break/><text:line-break/></text:span><text:span text:style-name="T19">4. Bewegung der Hände (Zaubern)<text:line-break/></text:span><text:span text:style-name="T18">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eigenständige Versuchen herausfinden.<text:line-break/></text:span></text:p>
      <text:p text:style-name="P32">Wie das Zaubern gedacht war:<text:line-break/>Zunächst hatte ich bei der Umsetzung der Zauber an ein System gedacht, welches modulare Zauber durch insgesamt vier willkürliche Bewegungen erzeugt. Ziel dabei war es der spielenden Person ein Erfolgserlebnis zu verschaffen, da durch vier einfache Bewegungen jedes mal ein Zauber zustande kam. Die Bewegung wurde dabei in insgesamt acht mögliche Richtungen unterteilt. Jede Bewegung hat dabei je nach ihrer Anordnung in der Viererreihe einen anderen Effekt auf den entstehenden Zauber gehabt. Die erste Bewegung bestimmte den Schadenstyp, die Zweite Bewegung die Geschwindigkeit, die dritte den Schaden und die vierte eine gesamte Verstärkung, die je nach Schadenstyp unterschiedlich ausfiel. Insgesamt gab es durch dieses System 8⁴ also 4096 verschiedene Kombinationen.</text:p>
      <text:p text:style-name="P32"/>
      <text:p text:style-name="P32">Wie das Zauber tatsächlich verlief:</text:p>
      <text:p text:style-name="P32"><text:soft-page-break/>Durch häufiges Testen und analysieren der Daten habe ich dann aber herausgefunden, dass die Spieler:innen nicht verstanden, wie sich bestimmte Zauber reproduzieren ließen und dass das bewegen der Hände in bestimmte Richtungen sehr kompliziert war. </text:p>
      <text:p text:style-name="P32"/>
      <text:p text:style-name="P32">Was ich geändert habe:<text:line-break/>Ich habe die Modularen Zauber fürs Erste herausgenommen und eine feste Anzahl von möglichen Bewegungen eingebaut. Diese möglichen Bewegungen sind eine Auswahl an den in meinen Test am häufigsten durchgeführten Gesten. Außerdem habe ich mich dazu entschieden diese Gesten mit Hilfe von Hologrammen innerhalb der Anwendung der spielenden Person durch eine Art Rätsel bei zu bringen.</text:p>
      <text:p text:style-name="P17"><text:line-break/></text:p>
      <text:p text:style-name="P23">3.4<text:tab/>Realisierung und Making-of</text:p>
      <text:p text:style-name="P18"/>
      <text:p text:style-name="P18">Auswahl des Endgerätes</text:p>
      <text:p text:style-name="P5"><text:span text:style-name="T13"><text:line-break/></text:span><text:span text:style-name="T12">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line-break/>Die Anwendung soll unabhängig von einem PC funktionieren, also auf autarken VR-Headsets, deren Software auf Android basiert. Dies hat mehrere Vor-, aber auch Nachteile die ich nun aufführen werde.<text:line-break/><text:line-break/></text:span><text:span text:style-name="T13">Vorteile<text:line-break/></text:span><text:span text:style-name="T12"><text:line-break/></text:span><text:span text:style-name="T13">Zugänglichkeit</text:span><text:span text:style-name="T12"><text:line-break/>Nicht jeder VR-Enthusiast besitzt einen starken Gaming-Rechner, welcher für viele VR-Anwendungen vorrausgesetzt wird, aber jeder von ihnen besitzt zumindest ein VR-Headset, welches auch autark funktioniert.<text:line-break/><text:line-break/></text:span><text:span text:style-name="T13">Beweglichkeit</text:span><text:span text:style-name="T12"><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3">Plug-And-Play<text:line-break/></text:span><text:span text:style-name="T12">Dadurch, das die Anwendung auf einer autarken Brille läuft muss diese nur angeschalten werden und die spielende Person kann anfangen sie zu verwenden.<text:line-break/></text:span><text:span text:style-name="T13"><text:line-break/>Nachteile</text:span><text:span text:style-name="T12"><text:line-break/><text:line-break/></text:span><text:span text:style-name="T13">Performance<text:line-break/></text:span><text:span text:style-name="T12">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3">Darstellung<text:line-break/></text:span><text:span text:style-name="T12">Durch die Verwendung von Android-Geräten muss man auf viele Features, welche die Game-Engine bietet verzichten und Workarounds finden, welche oft nicht an das visuelle Gegenstück heran kommen, welches eine PCVR-Anwendung bieten kann.<text:line-break/></text:span></text:p>
      <text:p text:style-name="P27"><text:line-break/></text:p>
      <text:p text:style-name="P18"/>
      <text:p text:style-name="P18"/>
      <text:p text:style-name="P22">Das Erstellen von Objekten<text:line-break/><text:line-break/>1. Recherche<text:line-break/><text:span text:style-name="T8">Zunächst überlege ich, welches Objekt als nächstes gebraucht wird. In diesem Beispiel werde ich meine Arbeitsweise anhand eines Lesepultes, welcher ein mechanisches Aussehen besitzt erläutern. Dieser Pult soll später den Spieler:innen zeigen, wie bestimmte Zauber funktionieren mit Hilfe eines Hologramms. Das Hologramm soll vor der Spielenden Person aus einem Buch heraus erscheinen, wenn sie sich ihm nähert.<text:line-break/><text:line-break/>Im Internet Suche ich mir zunächst Beispiele für verschiedene Lesepulte, Hologramme und Bauweisen von Maschinen mit einem Klappmechanismus. <text:line-break/><text:line-break/></text:span>2. Modellierung<text:line-break/><text:span text:style-name="T8">Fürs Modellieren meiner Objekte benutzte ich CINEMA 4D. Als erstes modelliere ich immer jedes Einzelteil eines Objektes für sich innerhalb einer .c4d Datei. Zum einschätzen der Größe meines Objektes benutze ich das von CINEMA 4D vorgegebenen Figur-Objekt. Dieses besitzt standardmäßig eine Größe von 180cm. </text:span></text:p>
      <text:p text:style-name="P17"/>
      <text:p text:style-name="P17">Anhand dieses Objektes sehe ich in diesem Beispiel wie hoch der <text:s/>Sockel des Lesepults sein darf,</text:p>
      <text:p text:style-name="P17"/>
      <text:p text:style-name="P18">3. UV- Mapping</text:p>
      <text:p text:style-name="P17">Nachdem jedes Einzelteil fertig ist beginne ich mit dem UV-Mapping, also dem aufteilen der Oberflächen auf einer 2D Textur. Hierbei achte ich darauf, dass Oberflächen die später innerhalb der Anwendung nicht direkt im Fokus liegen weniger Platz auf der Textur verbrauchen, dadurch haben die Flächen die im Fokus liegen automatisch eine höhere Detail dichte und das spart Performance. </text:p>
      <text:p text:style-name="P17"/>
      <text:p text:style-name="P17">Hier sieht man, dass die Rückseite des modellierten Buches auf der Textur weniger Platz in Anspruch nimmt als die Vorderseite.</text:p>
      <text:p text:style-name="P17"/>
      <text:p text:style-name="P18">4. Polygon-Selektions-Tag Zuweisung</text:p>
      <text:p text:style-name="P17">Danach lege ich Polygon-Selektions-Tags fest. Diese legen fest, welche Materialien später auf welchem Teil meines 3D Objektes liegen sollen. Nach der Zuweisung verbinde ich das komplette Objekt miteinander.</text:p>
      <text:p text:style-name="P17"/>
      <text:p text:style-name="P17">In diesem Beispiel habe ich die Materialien das Buches und die des Pultes mit Polygon-Selektions-Tags von einander getrennt und dann beide Einzelteile zusammengefügt.</text:p>
      <text:p text:style-name="P17"/>
      <text:p text:style-name="P18">5. Rigging</text:p>
      <text:p text:style-name="P18"><text:span text:style-name="T8">Wenn das Modell soweit fertig ist beginne ich mit dem erstellen von Joints (Gelenken) und dem Zuweisen von Vertices (Eckpunkten) zu ihnen. Dies dient dazu, dass man das Objekt später animieren kann. Beim erstellen der Joints benutze ich das in CINEMA 4D vorhandene Punkt-Snapping, um Joints exakt an der Stellen zu platzieren, wo ich sie brauche. Dies ist besonders bei mechanischen Objekten hilfreich. Den einzelnen Joints habe ich Namen gegeben, die mir später beim Animieren helfen die richtigen Teile zubewegen. Zum Rigging gehört außerdem noch das Zuweisen der einzelnen Joints zueinander, also das erstellen einer Herachie. Als nächstes verbinde ich die einzelnen Joints mit den jeweiligen Vertices indem ich zunächst das Objekt mit dem Rig verbinde.<text:line-break/><text:line-break/></text:span><text:soft-page-break/>6. Animieren</text:p>
      <text:p text:style-name="P17">Nachdem ich mit dem Rigging fertig bin erstelle ich die Animationen. Dabei erstelle ich für jeden bewegten Joint einen Keyframe auf der Timeline.<text:line-break/><text:line-break/>Hier lasse ich das Pult von einer geschlossenen niedrigen Position hoch fahren auf eine Position auf Hüfthöhe. Danach Klappt sich der Oberteil, der der Buch enthält nach vorne und öffnet sich zu den Seiten.</text:p>
      <text:p text:style-name="P17"/>
      <text:p text:style-name="P10"><text:span text:style-name="T15">7. Texturieren<text:line-break/></text:span><text:span text:style-name="T16">Nach dem Abschluss der Modellierung und Animation widme ich mich dem Texturieren. Hierfür speicher ich als erstes die in den vorherigen Arbeitsschritten erstellten UV-Maps als Texturen ab, welche ich dann weiter verarbeiten kann. Dafür öffne ich zunächst den UV Editor von Cinema 4D und erstelle ich zwei ebenen eine die mir die Kanten der jeweiligen Polygone anzeigt und eine die mir die Flächen der ausgewählten Polygone anzeigt. Erstere benutze ich, um bestimmte Details an die richtige stelle zeichnen zu können. Diese Texturen speicher ich als .psd Datei, da diese das Standardformat von Photoshop ist und sie Ebenen-Informationen enthalten kann.<text:line-break/><text:line-break/>Beim Lesepult erstelle ich für beide Materialien jeweils eine Textur, also für das Buch und den Sockel.<text:line-break/><text:line-break/>In Photoshop erstelle ich nun eine RGB-Maske. Die jeweiligen Rot,Grün und Blau Werte ersetze ich später mit Hilfe von einem selbst gebauten Shadern mit Materialien und Farben meiner Wahl.<text:line-break/><text:line-break/></text:span><text:span text:style-name="T15">8. Material erstellen</text:span><text:span text:style-name="T16"><text:line-break/>Die Materialien erstelle ich innerhalb der Unreal Engine 4.27. Hier zu verwende ich eine Material-Funktion die ich erstellt habe, diese lässt sich dann in allen Materialien wieder verwenden. Durch diese Funktion kann ich dann das Tiling der Engine benutzen, um höhere Auflösungen zu erreichen trotz kleiner Datei Größen und das für jeden Farbkanal der RGB-Maske.<text:line-break/><text:line-break/>In diesem Fall habe ich mich dazu entschieden dem Buch ein altes pergamentartiges Aussehen zu verleihen. Der Rot Wert meiner RGB-Maske dient beim Buch als Maske für das Papier. Der Grün Wert bestimmt das Material und die Farbe des Einbandes. Dieser ist hier Rot, aber wird später in Echtzeit geändert, da dieser ein Indikator für den jeweiligen Zauber werden soll, denn man an diesem Pult erlernt.<text:line-break/><text:line-break/></text:span><text:span text:style-name="T15">9. Animation Blueprint erstellen<text:line-break/></text:span><text:span text:style-name="T16">Zunächst teile ich innerhalb der Engine meine erstellte Animation auf. Danach erstelle ich ein Animation Blueprint. <text:line-break/><text:line-break/>Dieses dient dazu den jeweiligen Status meines Lesepults mit einer Animation zu verknüpfen. Ist isOpen?=true öffnet sich der Pult ist isOpen?=false schließt sich der Pult.<text:line-break/><text:line-break/></text:span><text:span text:style-name="T15">10. Erstellen des Interaktiven Objektes <text:line-break/></text:span><text:span text:style-name="T16"><text:line-break/><text:line-break/><text:line-break/><text:line-break/><text:line-break/><text:line-break/></text:span></text:p>
      <text:p text:style-name="P20">Ergebnisse</text:p>
      <text:p text:style-name="P7"/>
      <text:p text:style-name="P8">4.1<text:tab/>Darstellung und Analyse der gewonnenen Daten</text:p>
      <text:p text:style-name="P10"/>
      <text:p text:style-name="P12">Die Tests der Anwendung wurden mit einzelnen Personen durchgeführt, welche dann folgende Fragen beantwortet haben:<text:line-break/></text:p>
      <text:p text:style-name="P10">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5"><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10"><text:span text:style-name="T5">8.<text:tab/>Hat das Spielen Spaß gemacht?</text:span><text:span text:style-name="T8"><text:line-break/></text:span></text:p>
      <text:p text:style-name="P10">Test 1</text:p>
      <text:p text:style-name="P12">Der erste Test wurde mit insgesamt 5 Personen durchgeführt. Dabei habe ich folgende Ergebnisse erhalten.<text:line-break/><text:line-break/><text:span text:style-name="T4">(siehe: Test_Auswertung.ods)</text:span></text:p>
      <text:p text:style-name="P13"><draw:frame draw:style-name="fr1"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9">4.2<text:tab/>Diskussion der Ergebnisse im Hinblick auf die Fragestellung der Arbeit</text:p>
      <text:p text:style-name="P14"/>
      <text:p text:style-name="P13">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21T04:46:15.20</dc:date>
    <meta:editing-duration>PT12H52M13S</meta:editing-duration>
    <meta:editing-cycles>172</meta:editing-cycles>
    <meta:generator>OpenOffice/4.1.13$Win32 OpenOffice.org_project/4113m1$Build-9810</meta:generator>
    <meta:document-statistic meta:table-count="0" meta:image-count="0" meta:object-count="1" meta:page-count="13" meta:paragraph-count="89" meta:word-count="2748" meta:character-count="193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5:08:53</text:time></text:p>
        </style:region-right>
      </style:header>
      <style:header-left style:display="false"/>
      <style:footer>
        <text:p>Seite <text:page-number>1</text:page-number> / <text:page-count>99</text:page-count></text:p>
      </style:footer>
      <style:footer-left style:display="false"/>
    </style:master-page>
  </office:master-styles>
</office:document-styles>
</file>